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3"/>
        <table:table-row table:style-name="ro1">
          <table:table-cell table:style-name="ce1" office:value-type="string">
            <text:p>Lift</text:p>
          </table:table-cell>
          <table:table-cell table:style-name="ce1" office:value-type="string">
            <text:p>Reps</text:p>
          </table:table-cell>
        </table:table-row>
        <table:table-row table:style-name="ro1">
          <table:table-cell office:value-type="string">
            <text:p>Selectorized Leg Press</text:p>
          </table:table-cell>
          <table:table-cell office:value-type="string">
            <text:p>8/8/8</text:p>
          </table:table-cell>
        </table:table-row>
        <table:table-row table:style-name="ro1">
          <table:table-cell office:value-type="string">
            <text:p>DB Lunge</text:p>
          </table:table-cell>
          <table:table-cell office:value-type="string">
            <text:p>15/15/15</text:p>
          </table:table-cell>
        </table:table-row>
        <table:table-row table:style-name="ro1">
          <table:table-cell office:value-type="string">
            <text:p>Lying Hamstring Curl</text:p>
          </table:table-cell>
          <table:table-cell office:value-type="string">
            <text:p>10/10/10</text:p>
          </table:table-cell>
        </table:table-row>
        <table:table-row table:style-name="ro1">
          <table:table-cell office:value-type="string">
            <text:p>Seated Lower Back Extension</text:p>
          </table:table-cell>
          <table:table-cell office:value-type="string">
            <text:p>12/12/12</text:p>
          </table:table-cell>
        </table:table-row>
        <table:table-row table:style-name="ro1">
          <table:table-cell office:value-type="string">
            <text:p>Rope Pulls</text:p>
          </table:table-cell>
          <table:table-cell office:value-type="string">
            <text:p>60/60/60</text:p>
          </table:table-cell>
        </table:table-row>
        <table:table-row table:style-name="ro1">
          <table:table-cell office:value-type="string">
            <text:p>Smith Squat</text:p>
          </table:table-cell>
          <table:table-cell office:value-type="string">
            <text:p>12/12/12</text:p>
          </table:table-cell>
        </table:table-row>
        <table:table-row table:style-name="ro1">
          <table:table-cell office:value-type="string">
            <text:p>BB Good Mornings</text:p>
          </table:table-cell>
          <table:table-cell office:value-type="string">
            <text:p>15/15/15</text:p>
          </table:table-cell>
        </table:table-row>
        <table:table-row table:style-name="ro1">
          <table:table-cell office:value-type="string">
            <text:p>Russian Twist w/Medicine Balls</text:p>
          </table:table-cell>
          <table:table-cell office:value-type="string">
            <text:p>10/10/10</text:p>
          </table:table-cell>
        </table:table-row>
        <table:table-row table:style-name="ro1">
          <table:table-cell office:value-type="string">
            <text:p>Decline Situps</text:p>
          </table:table-cell>
          <table:table-cell office:value-type="string">
            <text:p>15/15/15</text:p>
          </table:table-cell>
        </table:table-row>
        <table:table-row table:style-name="ro1">
          <table:table-cell office:value-type="string">
            <text:p>Stair BW Calf Raise</text:p>
          </table:table-cell>
          <table:table-cell office:value-type="string">
            <text:p>15/15/15</text:p>
          </table:table-cell>
        </table:table-row>
        <table:table-row table:style-name="ro1" table:number-rows-repeated="5">
          <table:table-cell table:style-name="Default"/>
          <table:table-cell table:style-name="ce4"/>
        </table:table-row>
        <table:table-row table:style-name="ro1">
          <table:table-cell table:style-name="Default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09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S</meta:editing-duration>
    <meta:editing-cycles>5</meta:editing-cycles>
    <meta:generator>OpenOffice/4.1.5$Win32 OpenOffice.org_project/415m1$Build-9789</meta:generator>
    <dc:date>2018-02-14T09:11:48.18</dc:date>
    <dc:creator>Justin Reina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